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792cm" fo:min-width="5.256cm"/>
    </style:style>
    <style:style style:name="gr2" style:family="graphic" style:parent-style-name="standard">
      <style:graphic-properties draw:textarea-horizontal-align="justify" draw:textarea-vertical-align="middle" draw:auto-grow-height="false" fo:min-height="1.148cm" fo:min-width="0.77cm"/>
    </style:style>
    <style:style style:name="gr3" style:family="graphic" style:parent-style-name="standard">
      <style:graphic-properties draw:textarea-horizontal-align="justify" draw:textarea-vertical-align="middle" draw:auto-grow-height="false" fo:min-height="1.542cm" fo:min-width="2.25cm"/>
    </style:style>
    <style:style style:name="gr4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2.53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44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10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1.362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24cm"/>
    </style:style>
    <style:style style:name="gr15" style:family="graphic" style:parent-style-name="standard">
      <style:graphic-properties draw:textarea-horizontal-align="justify" draw:textarea-vertical-align="middle" draw:auto-grow-height="false" fo:min-height="1.524cm" fo:min-width="2.668cm"/>
    </style:style>
    <style:style style:name="gr1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18pt" style:font-size-complex="18pt"/>
    </style:style>
    <style:style style:name="P3" style:family="paragraph">
      <loext:graphic-properties draw:fill="none" draw:fill-color="#ffffff"/>
      <style:text-properties fo:font-size="24pt" style:font-size-asian="18pt" style:font-size-complex="18pt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22pt" style:font-size-asian="18pt" style:font-size-complex="1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-color="#ffffff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5.826cm" svg:height="2.54cm" svg:x="1.786cm" svg:y="0.94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4" draw:id="id4" draw:layer="layout" svg:width="2.54cm" svg:height="2.794cm" svg:x="10.06cm" svg:y="5.3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1" xml:id="id8" draw:id="id8" draw:layer="layout" svg:width="3.048cm" svg:height="2.54cm" svg:x="23.876cm" svg:y="15.34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4" draw:text-style-name="P3" xml:id="id5" draw:id="id5" draw:layer="layout" svg:width="7.816cm" svg:height="2.533cm" svg:x="15.342cm" svg:y="5.419cm">
          <draw:text-box>
            <text:p text:style-name="P2"><text:span text:style-name="T1">Resultado </text:span><text:span text:style-name="T1">← “Par”</text:span></text:p>
          </draw:text-box>
        </draw:frame>
        <draw:frame draw:style-name="gr5" draw:text-style-name="P5" draw:layer="layout" svg:width="1.946cm" svg:height="0.869cm" svg:x="10.56cm" svg:y="6.148cm">
          <draw:text-box>
            <text:p text:style-name="P4"><text:span text:style-name="T2">N=2</text:span></text:p>
          </draw:text-box>
        </draw:frame>
        <draw:frame draw:style-name="gr6" draw:text-style-name="P6" draw:layer="layout" svg:width="0.425cm" svg:height="0.712cm" svg:x="12.691cm" svg:y="5.648cm">
          <draw:text-box>
            <text:p>S</text:p>
          </draw:text-box>
        </draw:frame>
        <draw:custom-shape draw:style-name="gr2" draw:text-style-name="P1" xml:id="id6" draw:id="id6" draw:layer="layout" svg:width="2.54cm" svg:height="2.794cm" svg:x="10.06cm" svg:y="10.621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7" draw:text-style-name="P5" draw:layer="layout" svg:width="1.446cm" svg:height="0.869cm" svg:x="10.56cm" svg:y="11.649cm">
          <draw:text-box>
            <text:p text:style-name="P4"><text:span text:style-name="T2">N=1</text:span></text:p>
          </draw:text-box>
        </draw:frame>
        <draw:frame draw:style-name="gr6" draw:text-style-name="P6" draw:layer="layout" svg:width="0.425cm" svg:height="0.712cm" svg:x="12.691cm" svg:y="10.949cm">
          <draw:text-box>
            <text:p>S</text:p>
          </draw:text-box>
        </draw:frame>
        <draw:frame draw:style-name="gr8" draw:text-style-name="P6" draw:layer="layout" svg:width="4.46cm" svg:height="0.712cm" svg:x="2.408cm" svg:y="1.756cm">
          <draw:text-box>
            <text:p>Início de Avaliar</text:p>
          </draw:text-box>
        </draw:frame>
        <draw:frame draw:style-name="gr9" draw:text-style-name="P6" draw:layer="layout" svg:width="1.06cm" svg:height="0.712cm" svg:x="24.908cm" svg:y="16.356cm">
          <draw:text-box>
            <text:p>Fim</text:p>
          </draw:text-box>
        </draw:frame>
        <draw:frame draw:style-name="gr10" draw:text-style-name="P5" xml:id="id3" draw:id="id3" draw:layer="layout" svg:width="3.81cm" svg:height="1.362cm" svg:x="2.864cm" svg:y="11.444cm">
          <draw:text-box>
            <text:p text:style-name="P4"><text:span text:style-name="T2">N = N - 2</text:span></text:p>
          </draw:text-box>
        </draw:frame>
        <draw:line draw:style-name="gr11" draw:text-style-name="P7" draw:layer="layout" svg:x1="11.33cm" svg:y1="8.114cm" svg:x2="11.33cm" svg:y2="10.728cm">
          <text:p/>
        </draw:line>
        <draw:frame draw:style-name="gr12" draw:text-style-name="P6" draw:layer="layout" svg:width="0.459cm" svg:height="0.712cm" svg:x="11.592cm" svg:y="8.049cm">
          <draw:text-box>
            <text:p>N</text:p>
          </draw:text-box>
        </draw:frame>
        <draw:frame draw:style-name="gr13" draw:text-style-name="P6" draw:layer="layout" svg:width="0.959cm" svg:height="0.712cm" svg:x="7.62cm" svg:y="5.834cm">
          <draw:text-box>
            <text:p>N</text:p>
          </draw:text-box>
        </draw:frame>
        <draw:frame draw:style-name="gr14" draw:text-style-name="P6" draw:layer="layout" svg:width="4.248cm" svg:height="0.712cm" svg:x="2.472cm" svg:y="6.338cm">
          <draw:text-box>
            <text:p>Enquanto N&gt;2 </text:p>
          </draw:text-box>
        </draw:frame>
        <draw:connector draw:style-name="gr11" draw:text-style-name="P7" draw:layer="layout" svg:x1="4.699cm" svg:y1="3.48cm" svg:x2="4.693cm" svg:y2="5.226cm" draw:start-shape="id1" draw:start-glue-point="6" draw:end-shape="id2" draw:end-glue-point="4" svg:d="M4699 3480v874h-6v872" svg:viewBox="0 0 7 1747">
          <text:p/>
        </draw:connector>
        <draw:frame draw:style-name="gr4" draw:text-style-name="P3" xml:id="id7" draw:id="id7" draw:layer="layout" svg:width="8.172cm" svg:height="2.533cm" svg:x="15.24cm" svg:y="10.728cm">
          <draw:text-box>
            <text:p text:style-name="P2"><text:span text:style-name="T1">Resultado ← “Ímpar”</text:span></text:p>
          </draw:text-box>
        </draw:frame>
        <draw:custom-shape draw:style-name="gr15" draw:text-style-name="P1" xml:id="id2" draw:id="id2" draw:layer="layout" svg:width="5.334cm" svg:height="3.048cm" svg:x="2.026cm" svg:y="5.2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8" draw:layer="layout" draw:type="line" svg:x1="4.693cm" svg:y1="8.274cm" svg:x2="4.769cm" svg:y2="11.444cm" draw:start-shape="id2" draw:start-glue-point="6" draw:end-shape="id3" draw:end-glue-point="0" svg:d="M4693 8274l76 3170" svg:viewBox="0 0 77 3171">
          <text:p/>
        </draw:connector>
        <draw:frame draw:style-name="gr6" draw:text-style-name="P6" draw:layer="layout" svg:width="0.425cm" svg:height="0.712cm" svg:x="4.092cm" svg:y="8.548cm">
          <draw:text-box>
            <text:p>S</text:p>
          </draw:text-box>
        </draw:frame>
        <draw:connector draw:style-name="gr16" draw:text-style-name="P8" draw:layer="layout" draw:line-skew="0cm -1.017cm" svg:x1="4.769cm" svg:y1="12.806cm" svg:x2="2.026cm" svg:y2="6.75cm" draw:start-shape="id3" draw:start-glue-point="2" draw:end-shape="id2" draw:end-glue-point="5" svg:d="M4769 12806v501h-4261v-6557h1518" svg:viewBox="0 0 4262 6558">
          <text:p/>
        </draw:connector>
        <draw:connector draw:style-name="gr16" draw:text-style-name="P8" draw:layer="layout" draw:type="line" svg:x1="7.36cm" svg:y1="6.75cm" svg:x2="10.06cm" svg:y2="6.717cm" draw:start-shape="id2" draw:start-glue-point="7" draw:end-shape="id4" draw:end-glue-point="5" svg:d="M7360 6750l2700-33" svg:viewBox="0 0 2701 34">
          <text:p/>
        </draw:connector>
        <draw:connector draw:style-name="gr16" draw:text-style-name="P8" draw:layer="layout" draw:type="line" svg:x1="12.6cm" svg:y1="6.717cm" svg:x2="15.342cm" svg:y2="6.685cm" draw:start-shape="id4" draw:end-shape="id5" svg:d="M12600 6717l2742-32" svg:viewBox="0 0 2743 33">
          <text:p/>
        </draw:connector>
        <draw:connector draw:style-name="gr16" draw:text-style-name="P8" draw:layer="layout" draw:type="line" svg:x1="12.6cm" svg:y1="12.018cm" svg:x2="15.24cm" svg:y2="11.994cm" draw:start-shape="id6" draw:start-glue-point="7" draw:end-shape="id7" draw:end-glue-point="3" svg:d="M12600 12018l2640-24" svg:viewBox="0 0 2641 25">
          <text:p/>
        </draw:connector>
        <draw:connector draw:style-name="gr16" draw:text-style-name="P8" draw:layer="layout" svg:x1="23.158cm" svg:y1="6.685cm" svg:x2="25.4cm" svg:y2="15.34cm" draw:start-shape="id5" draw:start-glue-point="1" draw:end-shape="id8" svg:d="M23158 6685h2242v8655" svg:viewBox="0 0 2243 8656">
          <text:p/>
        </draw:connector>
        <draw:connector draw:style-name="gr16" draw:text-style-name="P8" draw:layer="layout" svg:x1="23.412cm" svg:y1="11.994cm" svg:x2="25.461cm" svg:y2="11.971cm" draw:start-shape="id7" draw:start-glue-point="1" svg:d="M23412 11994h1275v-23h774" svg:viewBox="0 0 2050 24">
          <text:p/>
        </draw:connector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993366" draw:marker-start-width="0.2cm" draw:marker-start-center="false" draw:marker-end-width="0.2cm" draw:marker-end-center="false" draw:fill="none" draw:fill-color="#729fcf" draw:fill-image-width="0cm" draw:fill-image-he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1T12:30:24.168037227</meta:creation-date>
    <dc:date>2017-10-23T19:44:52.028621794</dc:date>
    <meta:editing-duration>PT16M8S</meta:editing-duration>
    <meta:editing-cycles>3</meta:editing-cycles>
    <meta:generator>LibreOffice/5.2.7.2$Linux_X86_64 LibreOffice_project/20m0$Build-2</meta:generator>
    <meta:document-statistic meta:object-count="50"/>
  </office:meta>
</office:document-meta>
</file>